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8">
            <text:p>Verify that "Password" field on "Reset password" page needs to contain<text:s/></text:p>
            <text:p>at least 1 lowercase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Search the db for existing user (or register one user for testing purpouses)</text:p>
          </table:table-cell>
          <table:table-cell office:value-type="string" table:style-name="ce3">
            <text:p>The user is foun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Click on "Forgot password?" link</text:p>
          </table:table-cell>
          <table:table-cell office:value-type="string" table:style-name="ce4">
            <text:p>User is redirected to "Forgot your password?"<text:s/></text:p>
            <text:p>pag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found user's email in displayed field</text:p>
          </table:table-cell>
          <table:table-cell office:value-type="string" table:style-name="ce3">
            <text:p>Email is enter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Click on "Submit" button</text:p>
          </table:table-cell>
          <table:table-cell office:value-type="string" table:style-name="ce4">
            <text:p>Email with information for password reset is<text:s/></text:p>
            <text:p>receiv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Click on the link for password reset</text:p>
          </table:table-cell>
          <table:table-cell office:value-type="string" table:style-name="ce3">
            <text:p>"Reset password" page is disp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 Enter @Password in "Password" field</text:p>
          </table:table-cell>
          <table:table-cell office:value-type="string" table:style-name="ce3">
            <text:p>"Password" field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0. Enter @Password in "Confirm Password"</text:p>
            <text:p>field</text:p>
          </table:table-cell>
          <table:table-cell office:value-type="string" table:style-name="ce3">
            <text:p>"Confirm Password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 Click on "Reset password" button</text:p>
          </table:table-cell>
          <table:table-cell office:value-type="string" table:style-name="ce4">
            <text:p>"Password" and "Confirm password" fields are<text:s/></text:p>
            <text:p>red and there is following validation message<text:s/></text:p>
            <text:p>displayed: "Password needs to contain at least<text:s/></text:p>
            <text:p>1 lowercase letter."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assword</text:p>
          </table:table-cell>
          <table:table-cell office:value-type="string" table:style-name="ce3">
            <text:p>12VEL!&amp;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3:26:20Z</meta:creation-date>
    <dc:date>2022-07-01T08:39:37Z</dc:date>
  </office:meta>
</office:document-meta>
</file>